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2" style:family="graphic" style:parent-style-name="standard">
      <style:graphic-properties draw:stroke="solid" svg:stroke-width="0.085cm" svg:stroke-color="#000000" draw:stroke-linejoin="miter" draw:fill="none" fo:padding-top="0.167cm" fo:padding-bottom="0.167cm" fo:padding-left="0.292cm" fo:padding-right="0.292cm"/>
    </style:style>
    <style:style style:name="gr3" style:family="graphic" style:parent-style-name="standard">
      <style:graphic-properties draw:stroke="solid" svg:stroke-width="0.047cm" svg:stroke-color="#000000" draw:stroke-linejoin="miter" draw:fill="none" fo:padding-top="0.148cm" fo:padding-bottom="0.148cm" fo:padding-left="0.273cm" fo:padding-right="0.273cm"/>
    </style:style>
    <style:style style:name="gr4" style:family="graphic" style:parent-style-name="standard">
      <style:graphic-properties draw:stroke="solid" svg:stroke-width="0.019cm" svg:stroke-color="#000000" draw:stroke-linejoin="miter" draw:fill="solid" draw:fill-color="#000000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142cm" svg:stroke-color="#000000" draw:stroke-linejoin="miter" draw:fill="none" fo:padding-top="0.196cm" fo:padding-bottom="0.196cm" fo:padding-left="0.321cm" fo:padding-right="0.321cm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000000" fo:padding-top="0.164cm" fo:padding-bottom="0.164cm" fo:padding-left="0.289cm" fo:padding-right="0.289cm"/>
    </style:style>
    <style:style style:name="gr7" style:family="graphic" style:parent-style-name="objectwithoutfill">
      <style:graphic-properties svg:stroke-width="0.071cm" draw:marker-start-width="0.306cm" draw:marker-end-width="0.306cm" draw:stroke-linejoin="miter" draw:fill="none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color="#00cc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textarea-horizontal-align="justify" draw:textarea-vertical-align="middle" draw:auto-grow-height="false" fo:min-height="0.063cm" fo:min-width="1.002cm"/>
    </style:style>
    <style:style style:name="gr18" style:family="graphic" style:parent-style-name="standard">
      <style:graphic-properties draw:textarea-horizontal-align="justify" draw:textarea-vertical-align="middle" draw:auto-grow-height="false" fo:min-height="0.743cm" fo:min-width="2.516cm"/>
    </style:style>
    <style:style style:name="gr19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draw:fill-color="#000000" draw:textarea-vertical-align="middle" draw:auto-grow-height="false" fo:min-height="0.151cm" fo:min-width="0cm"/>
    </style:style>
    <style:style style:name="gr25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35cm" fo:min-width="0cm"/>
    </style:style>
    <style:style style:name="gr26" style:family="graphic" style:parent-style-name="standard">
      <style:graphic-properties svg:stroke-color="#0000ff" draw:marker-start-width="0.3cm" draw:marker-end="Arrow" draw:marker-end-width="0.3cm" draw:textarea-vertical-align="middle"/>
    </style:style>
    <style:style style:name="gr27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draw:stroke="solid" svg:stroke-width="0.106cm" svg:stroke-color="#000000" draw:marker-start-width="0.232cm" draw:marker-end-width="0.232cm" draw:stroke-linejoin="miter" draw:fill="none" fo:padding-top="0.178cm" fo:padding-bottom="0.178cm" fo:padding-left="0.303cm" fo:padding-right="0.303cm"/>
    </style:style>
    <style:style style:name="gr29" style:family="graphic" style:parent-style-name="standard">
      <style:graphic-properties draw:opacity="50%" draw:textarea-horizontal-align="justify" draw:textarea-vertical-align="middle" draw:auto-grow-height="false" fo:min-height="2.05cm" fo:min-width="0.9cm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25cm" fo:min-width="2.6cm"/>
    </style:style>
    <style:style style:name="gr31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>
      <style:graphic-properties svg:stroke-color="#00cc00" draw:marker-start-width="0.3cm" draw:marker-end="Arrow" draw:marker-end-width="0.3cm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opacity="50%"/>
      <style:paragraph-properties fo:text-align="center"/>
    </style:style>
    <style:style style:name="P11" style:family="paragraph">
      <style:text-properties fo:font-size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24cm" svg:height="1.635cm" svg:x="3.063cm" svg:y="0.202cm" svg:viewBox="0 0 2325 1636" svg:d="M2325 1636v-293l-164-91h-1153v-1244c0 0-73-19-567 0-494 18-439 750-439 1354v256">
          <text:p/>
        </draw:path>
        <draw:path draw:style-name="gr2" draw:text-style-name="P1" draw:layer="layout" svg:width="0.384cm" svg:height="0.384cm" svg:x="4.846cm" svg:y="1.53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28cm" svg:y="1.53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7.428cm" svg:y="1.54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8.012cm" svg:y="1.54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8.594cm" svg:y="1.5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4.386cm" svg:y="0.13cm" svg:viewBox="0 0 5063 1352" svg:d="M0 0h5063v1346c0 0-3272 6-3718 6s-200-97-601-97-744 0-744 0z">
          <text:p/>
        </draw:path>
        <draw:path draw:style-name="gr1" draw:text-style-name="P1" draw:layer="layout" svg:width="2.324cm" svg:height="1.635cm" svg:x="0.116cm" svg:y="5.016cm" svg:viewBox="0 0 2325 1636" svg:d="M2325 1636v-293l-164-91h-1153v-1244c0 0-73-19-567 0-494 18-439 750-439 1354v256">
          <text:p/>
        </draw:path>
        <draw:path draw:style-name="gr2" draw:text-style-name="P1" draw:layer="layout" svg:width="0.384cm" svg:height="0.384cm" svg:x="1.9cm" svg:y="6.34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0.333cm" svg:y="6.34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481cm" svg:y="6.357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5.065cm" svg:y="6.357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5.647cm" svg:y="6.35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1.44cm" svg:y="4.945cm" svg:viewBox="0 0 5063 1352" svg:d="M0 0h5063v1346c0 0-3272 6-3718 6s-200-97-601-97-744 0-744 0z">
          <text:p/>
        </draw:path>
        <draw:path draw:style-name="gr2" draw:text-style-name="P1" draw:layer="layout" svg:width="0.384cm" svg:height="0.384cm" svg:x="10.439cm" svg:y="6.35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1.023cm" svg:y="6.35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1.605cm" svg:y="6.3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7.398cm" svg:y="4.94cm" svg:viewBox="0 0 5063 1352" svg:d="M0 0h5063v1346c0 0-3272 6-3718 6s-200-97-601-97-744 0-744 0z">
          <text:p/>
        </draw:path>
        <draw:path draw:style-name="gr2" draw:text-style-name="P1" draw:layer="layout" svg:width="0.384cm" svg:height="0.384cm" svg:x="7.959cm" svg:y="6.353cm" svg:viewBox="0 0 385 385" svg:d="M385 193c0 106-86 192-192 192-107 0-193-86-193-192 0-107 86-193 193-193 106 0 192 86 192 193z">
          <text:p/>
        </draw:path>
        <draw:path draw:style-name="gr2" draw:text-style-name="P1" draw:layer="layout" svg:width="0.384cm" svg:height="0.384cm" svg:x="7.281cm" svg:y="6.353cm" svg:viewBox="0 0 385 385" svg:d="M385 193c0 106-86 192-192 192-107 0-193-86-193-192 0-107 86-193 193-193 106 0 192 86 192 193z">
          <text:p/>
        </draw:path>
        <draw:line draw:style-name="gr3" draw:text-style-name="P1" draw:layer="layout" svg:x1="7.474cm" svg:y1="6.257cm" svg:x2="8.177cm" svg:y2="6.257cm">
          <text:p/>
        </draw:line>
        <draw:path draw:style-name="gr3" draw:text-style-name="P1" draw:layer="layout" svg:width="0.982cm" svg:height="0.068cm" svg:x="6.246cm" svg:y="6.384cm" svg:viewBox="0 0 983 69" svg:d="M983 60c0 0-178 9-398 9-221 0-585-69-585-69">
          <text:p/>
        </draw:path>
        <draw:path draw:style-name="gr4" draw:text-style-name="P2" draw:layer="layout" svg:width="0.085cm" svg:height="0.085cm" svg:x="6.215cm" svg:y="6.348cm" svg:viewBox="0 0 86 86" svg:d="M86 43c0 24-19 43-43 43s-43-19-43-43 19-43 43-43 43 19 43 43z">
          <text:p/>
        </draw:path>
        <draw:path draw:style-name="gr1" draw:text-style-name="P1" draw:layer="layout" svg:width="3.198cm" svg:height="1.635cm" svg:x="1.477cm" svg:y="2.781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4.019cm" svg:y="4.11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694cm" svg:y="4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452cm" svg:y="4.11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566cm" svg:y="2.694cm" svg:viewBox="0 0 3091 1331" draw:points="1545,1331 0,1331 0,0 3091,0 3091,1331">
          <text:p/>
        </draw:polygon>
        <draw:path draw:style-name="gr1" draw:text-style-name="P1" draw:layer="layout" svg:width="0.384cm" svg:height="0.384cm" svg:x="8.908cm" svg:y="4.082cm" svg:viewBox="0 0 385 385" svg:d="M385 193c0 106-86 192-192 192-107 0-193-86-193-192 0-107 86-193 193-193 106 0 192 86 192 193z">
          <text:p/>
        </draw:path>
        <draw:path draw:style-name="gr1" draw:text-style-name="P1" draw:layer="layout" svg:width="0.384cm" svg:height="0.384cm" svg:x="9.492cm" svg:y="4.081cm" svg:viewBox="0 0 385 385" svg:d="M385 193c0 106-86 192-192 192-107 0-193-86-193-192 0-107 86-193 193-193 106 0 192 86 192 193z">
          <text:p/>
        </draw:path>
        <draw:path draw:style-name="gr1" draw:text-style-name="P1" draw:layer="layout" svg:width="0.384cm" svg:height="0.384cm" svg:x="10.074cm" svg:y="4.08cm" svg:viewBox="0 0 385 385" svg:d="M385 193c0 106-86 192-192 192-107 0-193-86-193-192 0-107 86-193 193-193 106 0 192 86 192 193z">
          <text:p/>
        </draw:path>
        <draw:path draw:style-name="gr1" draw:text-style-name="P1" draw:layer="layout" svg:width="5.062cm" svg:height="1.351cm" svg:x="5.867cm" svg:y="2.67cm" svg:viewBox="0 0 5063 1352" svg:d="M0 0h5063v1346c0 0-3272 6-3718 6s-200-97-601-97-744 0-744 0z">
          <text:p/>
        </draw:path>
        <draw:path draw:style-name="gr2" draw:text-style-name="P1" draw:layer="layout" svg:width="0.384cm" svg:height="0.384cm" svg:x="6.428cm" svg:y="4.082cm" svg:viewBox="0 0 385 385" svg:d="M385 193c0 106-86 192-192 192-107 0-193-86-193-192 0-107 86-193 193-193 106 0 192 86 192 193z">
          <text:p/>
        </draw:path>
        <draw:path draw:style-name="gr2" draw:text-style-name="P1" draw:layer="layout" svg:width="0.384cm" svg:height="0.384cm" svg:x="5.751cm" svg:y="4.082cm" svg:viewBox="0 0 385 385" svg:d="M385 193c0 106-86 192-192 192-107 0-193-86-193-192 0-107 86-193 193-193 106 0 192 86 192 193z">
          <text:p/>
        </draw:path>
        <draw:line draw:style-name="gr3" draw:text-style-name="P1" draw:layer="layout" svg:x1="5.943cm" svg:y1="3.986cm" svg:x2="6.646cm" svg:y2="3.986cm">
          <text:p/>
        </draw:line>
        <draw:path draw:style-name="gr3" draw:text-style-name="P1" draw:layer="layout" svg:width="0.982cm" svg:height="0.068cm" svg:x="4.715cm" svg:y="4.113cm" svg:viewBox="0 0 983 69" svg:d="M983 60c0 0-178 9-398 9-221 0-585-69-585-69">
          <text:p/>
        </draw:path>
        <draw:path draw:style-name="gr4" draw:text-style-name="P2" draw:layer="layout" svg:width="0.085cm" svg:height="0.085cm" svg:x="4.684cm" svg:y="4.078cm" svg:viewBox="0 0 86 86" svg:d="M86 43c0 24-19 43-43 43s-43-19-43-43 19-43 43-43 43 19 43 43z">
          <text:p/>
        </draw:path>
        <draw:path draw:style-name="gr5" draw:text-style-name="P1" draw:layer="layout" svg:width="0.227cm" svg:height="0.227cm" svg:x="1.014cm" svg:y="8.373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2.08cm" svg:y="8.373cm" svg:viewBox="0 0 228 228" svg:d="M228 114c0 63-51 114-114 114s-114-51-114-114 51-114 114-114 114 51 114 114z">
          <text:p/>
        </draw:path>
        <draw:polygon draw:style-name="gr3" draw:text-style-name="P1" draw:layer="layout" svg:width="1.742cm" svg:height="0.381cm" svg:x="0.79cm" svg:y="8.082cm" svg:viewBox="0 0 1743 382" draw:points="872,382 0,382 0,0 1743,0 1743,382">
          <text:p/>
        </draw:polygon>
        <draw:path draw:style-name="gr5" draw:text-style-name="P1" draw:layer="layout" svg:width="0.227cm" svg:height="0.227cm" svg:x="2.984cm" svg:y="8.373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3.924cm" svg:y="8.373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2.869cm" svg:y="7.962cm" svg:viewBox="0 0 1398 297" draw:points="0,0 0,297 1398,297 1398,0">
          <text:p/>
        </draw:polyline>
        <draw:line draw:style-name="gr3" draw:text-style-name="P1" draw:layer="layout" svg:x1="2.928cm" svg:y1="8.352cm" svg:x2="2.539cm" svg:y2="8.352cm">
          <text:p/>
        </draw:line>
        <draw:path draw:style-name="gr6" draw:text-style-name="P2" draw:layer="layout" svg:width="0.038cm" svg:height="0.038cm" svg:x="2.508cm" svg:y="8.329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4.676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5.615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4.561cm" svg:y="7.966cm" svg:viewBox="0 0 1398 297" draw:points="0,0 0,297 1398,297 1398,0">
          <text:p/>
        </draw:polyline>
        <draw:line draw:style-name="gr3" draw:text-style-name="P1" draw:layer="layout" svg:x1="4.62cm" svg:y1="8.356cm" svg:x2="4.231cm" svg:y2="8.356cm">
          <text:p/>
        </draw:line>
        <draw:path draw:style-name="gr6" draw:text-style-name="P2" draw:layer="layout" svg:width="0.038cm" svg:height="0.038cm" svg:x="4.199cm" svg:y="8.333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6.36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7.3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6.246cm" svg:y="7.966cm" svg:viewBox="0 0 1398 297" draw:points="0,0 0,297 1398,297 1398,0">
          <text:p/>
        </draw:polyline>
        <draw:line draw:style-name="gr3" draw:text-style-name="P1" draw:layer="layout" svg:x1="6.304cm" svg:y1="8.356cm" svg:x2="5.915cm" svg:y2="8.356cm">
          <text:p/>
        </draw:line>
        <draw:path draw:style-name="gr6" draw:text-style-name="P2" draw:layer="layout" svg:width="0.038cm" svg:height="0.038cm" svg:x="5.884cm" svg:y="8.333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8.062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9.002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7.947cm" svg:y="7.966cm" svg:viewBox="0 0 1398 297" draw:points="0,0 0,297 1398,297 1398,0">
          <text:p/>
        </draw:polyline>
        <draw:line draw:style-name="gr3" draw:text-style-name="P1" draw:layer="layout" svg:x1="8.006cm" svg:y1="8.356cm" svg:x2="7.617cm" svg:y2="8.356cm">
          <text:p/>
        </draw:line>
        <draw:path draw:style-name="gr6" draw:text-style-name="P2" draw:layer="layout" svg:width="0.038cm" svg:height="0.038cm" svg:x="7.586cm" svg:y="8.333cm" svg:viewBox="0 0 39 39" svg:d="M39 19c0 11-9 20-20 20-10 0-19-9-19-20 0-10 9-19 19-19 11 0 20 9 20 19z">
          <text:p/>
        </draw:path>
        <draw:path draw:style-name="gr5" draw:text-style-name="P1" draw:layer="layout" svg:width="0.227cm" svg:height="0.227cm" svg:x="9.764cm" svg:y="8.378cm" svg:viewBox="0 0 228 228" svg:d="M228 114c0 63-51 114-114 114s-114-51-114-114 51-114 114-114 114 51 114 114z">
          <text:p/>
        </draw:path>
        <draw:path draw:style-name="gr5" draw:text-style-name="P1" draw:layer="layout" svg:width="0.227cm" svg:height="0.227cm" svg:x="10.704cm" svg:y="8.378cm" svg:viewBox="0 0 228 228" svg:d="M228 114c0 63-51 114-114 114s-114-51-114-114 51-114 114-114 114 51 114 114z">
          <text:p/>
        </draw:path>
        <draw:polyline draw:style-name="gr3" draw:text-style-name="P1" draw:layer="layout" svg:width="1.397cm" svg:height="0.296cm" svg:x="9.649cm" svg:y="7.966cm" svg:viewBox="0 0 1398 297" draw:points="0,0 0,297 1398,297 1398,0">
          <text:p/>
        </draw:polyline>
        <draw:line draw:style-name="gr3" draw:text-style-name="P1" draw:layer="layout" svg:x1="9.708cm" svg:y1="8.356cm" svg:x2="9.319cm" svg:y2="8.356cm">
          <text:p/>
        </draw:line>
        <draw:path draw:style-name="gr6" draw:text-style-name="P2" draw:layer="layout" svg:width="0.038cm" svg:height="0.038cm" svg:x="9.287cm" svg:y="8.333cm" svg:viewBox="0 0 39 39" svg:d="M39 19c0 11-9 20-20 20-10 0-19-9-19-20 0-10 9-19 19-19 11 0 20 9 20 19z">
          <text:p/>
        </draw:path>
        <draw:polygon draw:style-name="gr3" draw:text-style-name="P1" draw:layer="layout" svg:width="0.144cm" svg:height="0.474cm" svg:x="2.963cm" svg:y="7.708cm" svg:viewBox="0 0 145 475" draw:points="72,475 0,475 0,0 145,0 145,475">
          <text:p/>
        </draw:polygon>
        <draw:path draw:style-name="gr3" draw:text-style-name="P1" draw:layer="layout" svg:width="0.457cm" svg:height="0.22cm" svg:x="3.47cm" svg:y="7.962cm" svg:viewBox="0 0 458 221" svg:d="M229 221h221c4 0 8-4 8-8v-204c0-5-4-9-8-9h-442c-4 0-8 4-8 9v204c0 4 4 8 8 8z">
          <text:p/>
        </draw:path>
        <draw:path draw:style-name="gr3" draw:text-style-name="P1" draw:layer="layout" svg:width="0.169cm" svg:height="0.711cm" svg:x="4.012cm" svg:y="7.463cm" svg:viewBox="0 0 170 712" svg:d="M85 712h77c5 0 8-4 8-8v-696c0-4-3-8-8-8h-153c-5 0-9 4-9 8v696c0 4 4 8 9 8z">
          <text:p/>
        </draw:path>
        <draw:path draw:style-name="gr3" draw:text-style-name="P1" draw:layer="layout" svg:width="0.457cm" svg:height="0.229cm" svg:x="3.394cm" svg:y="7.64cm" svg:viewBox="0 0 458 230" svg:d="M229 230h221c4 0 8-4 8-9v-212c0-5-4-9-8-9h-442c-4 0-8 4-8 9v212c0 5 4 9 8 9z">
          <text:p/>
        </draw:path>
        <draw:polygon draw:style-name="gr3" draw:text-style-name="P1" draw:layer="layout" svg:width="0.144cm" svg:height="0.474cm" svg:x="3.178cm" svg:y="7.708cm" svg:viewBox="0 0 145 475" draw:points="72,475 0,475 0,0 145,0 145,475">
          <text:p/>
        </draw:polygon>
        <draw:path draw:style-name="gr3" draw:text-style-name="P1" draw:layer="layout" svg:width="0.457cm" svg:height="0.229cm" svg:x="4.63cm" svg:y="7.966cm" svg:viewBox="0 0 458 230" svg:d="M229 230h221c4 0 8-4 8-9v-212c0-5-4-9-8-9h-442c-4 0-8 4-8 9v212c0 5 4 9 8 9z">
          <text:p/>
        </draw:path>
        <draw:path draw:style-name="gr3" draw:text-style-name="P1" draw:layer="layout" svg:width="0.457cm" svg:height="0.229cm" svg:x="4.656cm" svg:y="7.67cm" svg:viewBox="0 0 458 230" svg:d="M229 230h221c4 0 8-4 8-9v-212c0-5-4-9-8-9h-442c-4 0-8 4-8 9v212c0 5 4 9 8 9z">
          <text:p/>
        </draw:path>
        <draw:path draw:style-name="gr3" draw:text-style-name="P1" draw:layer="layout" svg:width="0.286cm" svg:height="0.482cm" svg:x="5.173cm" svg:y="7.704cm" svg:viewBox="0 0 287 483" svg:d="M30 257l29 218c1 5 5 8 10 8l210-29c5-1 8-5 8-10l-60-437c0-4-5-8-9-7l-211 29c-4 0-8 4-7 9z">
          <text:p/>
        </draw:path>
        <draw:polygon draw:style-name="gr3" draw:text-style-name="P1" draw:layer="layout" svg:width="0.144cm" svg:height="0.474cm" svg:x="5.526cm" svg:y="7.717cm" svg:viewBox="0 0 145 475" draw:points="72,475 0,475 0,0 145,0 145,475">
          <text:p/>
        </draw:polygon>
        <draw:polygon draw:style-name="gr3" draw:text-style-name="P1" draw:layer="layout" svg:width="0.144cm" svg:height="0.474cm" svg:x="5.742cm" svg:y="7.717cm" svg:viewBox="0 0 145 475" draw:points="72,475 0,475 0,0 145,0 145,475">
          <text:p/>
        </draw:polygon>
        <draw:polygon draw:style-name="gr3" draw:text-style-name="P1" draw:layer="layout" svg:width="0.144cm" svg:height="0.474cm" svg:x="6.319cm" svg:y="7.717cm" svg:viewBox="0 0 145 475" draw:points="72,475 0,475 0,0 145,0 145,475">
          <text:p/>
        </draw:polygon>
        <draw:polygon draw:style-name="gr3" draw:text-style-name="P1" draw:layer="layout" svg:width="0.144cm" svg:height="0.474cm" svg:x="6.54cm" svg:y="7.708cm" svg:viewBox="0 0 145 475" draw:points="72,475 0,475 0,0 145,0 145,475">
          <text:p/>
        </draw:polygon>
        <draw:polygon draw:style-name="gr3" draw:text-style-name="P1" draw:layer="layout" svg:width="0.144cm" svg:height="0.474cm" svg:x="6.76cm" svg:y="7.717cm" svg:viewBox="0 0 145 475" draw:points="72,475 0,475 0,0 145,0 145,475">
          <text:p/>
        </draw:polygon>
        <draw:polygon draw:style-name="gr3" draw:text-style-name="P1" draw:layer="layout" svg:width="0.144cm" svg:height="0.474cm" svg:x="6.98cm" svg:y="7.708cm" svg:viewBox="0 0 145 475" draw:points="72,475 0,475 0,0 145,0 145,475">
          <text:p/>
        </draw:polygon>
        <draw:polygon draw:style-name="gr3" draw:text-style-name="P1" draw:layer="layout" svg:width="0.144cm" svg:height="0.474cm" svg:x="7.191cm" svg:y="7.708cm" svg:viewBox="0 0 145 475" draw:points="72,475 0,475 0,0 145,0 145,475">
          <text:p/>
        </draw:polygon>
        <draw:polygon draw:style-name="gr3" draw:text-style-name="P1" draw:layer="layout" svg:width="0.144cm" svg:height="0.474cm" svg:x="7.412cm" svg:y="7.708cm" svg:viewBox="0 0 145 475" draw:points="72,475 0,475 0,0 145,0 145,475">
          <text:p/>
        </draw:polygon>
        <draw:path draw:style-name="gr3" draw:text-style-name="P1" draw:layer="layout" svg:width="0.169cm" svg:height="0.711cm" svg:x="9.109cm" svg:y="7.48cm" svg:viewBox="0 0 170 712" svg:d="M85 712h77c5 0 8-4 8-8v-696c0-4-3-8-8-8h-153c-5 0-9 4-9 8v696c0 4 4 8 9 8z">
          <text:p/>
        </draw:path>
        <draw:path draw:style-name="gr3" draw:text-style-name="P1" draw:layer="layout" svg:width="0.457cm" svg:height="0.229cm" svg:x="8.576cm" svg:y="7.949cm" svg:viewBox="0 0 458 230" svg:d="M229 230h221c4 0 8-4 8-9v-212c0-5-4-9-8-9h-442c-4 0-8 4-8 9v212c0 5 4 9 8 9z">
          <text:p/>
        </draw:path>
        <draw:path draw:style-name="gr3" draw:text-style-name="P1" draw:layer="layout" svg:width="0.457cm" svg:height="0.229cm" svg:x="8.542cm" svg:y="7.662cm" svg:viewBox="0 0 458 230" svg:d="M229 230h221c4 0 8-4 8-9v-212c0-5-4-9-8-9h-442c-4 0-8 4-8 9v212c0 5 4 9 8 9z">
          <text:p/>
        </draw:path>
        <draw:path draw:style-name="gr3" draw:text-style-name="P1" draw:layer="layout" svg:width="0.503cm" svg:height="0.363cm" svg:x="8.553cm" svg:y="7.23cm" svg:viewBox="0 0 504 364" svg:d="M290 290l208-73c4-2 7-7 5-11l-71-200c-1-5-6-7-10-6l-416 147c-5 2-7 7-6 11l71 200c2 5 6 7 11 5z">
          <text:p/>
        </draw:path>
        <draw:path draw:style-name="gr3" draw:text-style-name="P1" draw:layer="layout" svg:width="0.169cm" svg:height="0.711cm" svg:x="8.025cm" svg:y="7.471cm" svg:viewBox="0 0 170 712" svg:d="M85 712h77c5 0 8-4 8-8v-696c0-4-3-8-8-8h-153c-5 0-9 4-9 8v696c0 4 4 8 9 8z">
          <text:p/>
        </draw:path>
        <draw:path draw:style-name="gr3" draw:text-style-name="P1" draw:layer="layout" svg:width="0.169cm" svg:height="0.711cm" svg:x="8.279cm" svg:y="7.471cm" svg:viewBox="0 0 170 712" svg:d="M85 712h77c5 0 8-4 8-8v-696c0-4-3-8-8-8h-153c-5 0-9 4-9 8v696c0 4 4 8 9 8z">
          <text:p/>
        </draw:path>
        <draw:path draw:style-name="gr3" draw:text-style-name="P1" draw:layer="layout" svg:width="0.457cm" svg:height="0.229cm" svg:x="10.51cm" svg:y="7.962cm" svg:viewBox="0 0 458 230" svg:d="M229 230h221c4 0 8-4 8-9v-212c0-5-4-9-8-9h-442c-4 0-8 4-8 9v212c0 5 4 9 8 9z">
          <text:p/>
        </draw:path>
        <draw:path draw:style-name="gr3" draw:text-style-name="P1" draw:layer="layout" svg:width="0.457cm" svg:height="0.229cm" svg:x="10.536cm" svg:y="7.666cm" svg:viewBox="0 0 458 230" svg:d="M229 230h221c4 0 8-4 8-9v-212c0-5-4-9-8-9h-442c-4 0-8 4-8 9v212c0 5 4 9 8 9z">
          <text:p/>
        </draw:path>
        <draw:path draw:style-name="gr3" draw:text-style-name="P1" draw:layer="layout" svg:width="0.229cm" svg:height="0.457cm" svg:x="10.015cm" svg:y="7.738cm" svg:viewBox="0 0 230 458" svg:d="M230 229v-221c0-4-4-8-9-8h-212c-5 0-9 4-9 8v442c0 4 4 8 9 8h212c5 0 9-4 9-8z">
          <text:p/>
        </draw:path>
        <draw:path draw:style-name="gr3" draw:text-style-name="P1" draw:layer="layout" svg:width="0.229cm" svg:height="0.457cm" svg:x="9.719cm" svg:y="7.738cm" svg:viewBox="0 0 230 458" svg:d="M230 229v-221c0-4-4-8-9-8h-212c-5 0-9 4-9 8v442c0 4 4 8 9 8h212c5 0 9-4 9-8z">
          <text:p/>
        </draw:path>
        <draw:polygon draw:style-name="gr3" draw:text-style-name="P1" draw:layer="layout" svg:width="0.144cm" svg:height="0.474cm" svg:x="10.307cm" svg:y="7.717cm" svg:viewBox="0 0 145 475" draw:points="72,475 0,475 0,0 145,0 145,475">
          <text:p/>
        </draw:polygon>
        <draw:path draw:style-name="gr3" draw:text-style-name="P1" draw:layer="layout" svg:width="0.49cm" svg:height="0.31cm" svg:x="10.65cm" svg:y="7.307cm" svg:viewBox="0 0 491 311" svg:d="M223 268l217 43c4 1 9-2 9-6l42-209c1-4-2-9-7-10l-433-86c-4-1-9 2-9 7l-42 208c-1 5 2 9 7 10z">
          <text:p/>
        </draw:path>
        <draw:path draw:style-name="gr3" draw:text-style-name="P1" draw:layer="layout" svg:width="0.32cm" svg:height="0.493cm" svg:x="11.362cm" svg:y="7.292cm" svg:viewBox="0 0 321 494" svg:d="M49 272l49 215c1 5 5 8 10 7l207-47c5-1 7-6 6-10l-97-430c-1-5-6-8-10-7l-207 47c-5 1-8 6-7 10z">
          <text:p/>
        </draw:path>
      </draw:page>
      <draw:page draw:name="page2" draw:style-name="dp1" draw:master-page-name="Default">
        <draw:path draw:style-name="gr1" draw:text-style-name="P1" draw:layer="layout" svg:width="3.198cm" svg:height="1.635cm" svg:x="1.12cm" svg:y="1.782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3.662cm" svg:y="3.11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337cm" svg:y="3.11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095cm" svg:y="3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209cm" svg:y="1.695cm" svg:viewBox="0 0 3091 1331" draw:points="1545,1331 0,1331 0,0 3091,0 3091,1331">
          <text:p/>
        </draw:polygon>
        <draw:path draw:style-name="gr4" draw:text-style-name="P2" draw:layer="layout" svg:width="0.085cm" svg:height="0.085cm" svg:x="4.927cm" svg:y="3.179cm" svg:viewBox="0 0 86 86" svg:d="M86 43c0 24-19 43-43 43s-43-19-43-43 19-43 43-43 43 19 43 43z">
          <text:p/>
        </draw:path>
        <draw:polyline draw:style-name="gr7" draw:text-style-name="P3" draw:layer="layout" svg:width="0.199cm" svg:height="0.199cm" draw:transform="rotate (-1.5707963267949) translate (4.939cm 3.02cm)" svg:viewBox="0 0 200 200" draw:points="0,200 100,200 200,200 200,0">
          <text:p/>
        </draw:polyline>
        <draw:line draw:style-name="gr8" draw:text-style-name="P4" draw:layer="layout" svg:x1="2.2cm" svg:y1="1.1cm" svg:x2="5.3cm" svg:y2="1.1cm">
          <text:p/>
        </draw:line>
        <draw:frame draw:style-name="gr9" draw:text-style-name="P5" draw:layer="layout" svg:width="4.1cm" svg:height="1cm" svg:x="2.4cm" svg:y="0.3cm">
          <draw:text-box>
            <text:p><text:span text:style-name="T1">Load length</text:span></text:p>
          </draw:text-box>
        </draw:frame>
        <draw:line draw:style-name="gr8" draw:text-style-name="P4" draw:layer="layout" svg:x1="5.9cm" svg:y1="1.7cm" svg:x2="5.9cm" svg:y2="3.545cm">
          <text:p/>
        </draw:line>
        <draw:frame draw:style-name="gr10" draw:text-style-name="P5" draw:layer="layout" svg:width="3.3cm" svg:height="0.725cm" svg:x="6cm" svg:y="2cm">
          <draw:text-box>
            <text:p><text:span text:style-name="T1">Vehicle height</text:span></text:p>
          </draw:text-box>
        </draw:frame>
        <draw:line draw:style-name="gr11" draw:text-style-name="P6" draw:layer="layout" svg:x1="3.852cm" svg:y1="3.1cm" svg:x2="3.852cm" svg:y2="4.129cm">
          <text:p/>
        </draw:line>
        <draw:line draw:style-name="gr11" draw:text-style-name="P6" draw:layer="layout" svg:x1="2.2cm" svg:y1="0.4cm" svg:x2="2.2cm" svg:y2="1.7cm">
          <text:p/>
        </draw:line>
        <draw:line draw:style-name="gr11" draw:text-style-name="P6" draw:layer="layout" svg:x1="5.3cm" svg:y1="0.4cm" svg:x2="5.3cm" svg:y2="4.1cm">
          <text:p/>
        </draw:line>
        <draw:line draw:style-name="gr8" draw:text-style-name="P4" draw:layer="layout" svg:x1="3.852cm" svg:y1="3.866cm" svg:x2="5.3cm" svg:y2="3.866cm">
          <text:p/>
        </draw:line>
        <draw:frame draw:style-name="gr9" draw:text-style-name="P5" draw:layer="layout" svg:width="4.1cm" svg:height="1cm" svg:x="3cm" svg:y="4cm">
          <draw:text-box>
            <text:p><text:span text:style-name="T1">Rear overhang</text:span></text:p>
          </draw:text-box>
        </draw:frame>
        <draw:line draw:style-name="gr11" draw:text-style-name="P6" draw:layer="layout" svg:x1="7.1cm" svg:y1="3.531cm" svg:x2="1.078cm" svg:y2="3.531cm">
          <text:p/>
        </draw:line>
        <draw:line draw:style-name="gr12" draw:text-style-name="P7" draw:layer="layout" svg:x1="7.1cm" svg:y1="1.672cm" svg:x2="5.3cm" svg:y2="1.672cm">
          <text:p/>
        </draw:line>
        <draw:line draw:style-name="gr11" draw:text-style-name="P6" draw:layer="layout" svg:x1="1.53cm" svg:y1="3.1cm" svg:x2="1.53cm" svg:y2="4.129cm">
          <text:p/>
        </draw:line>
        <draw:line draw:style-name="gr11" draw:text-style-name="P6" draw:layer="layout" svg:x1="1.1cm" svg:y1="3.4cm" svg:x2="1.1cm" svg:y2="4.1cm">
          <text:p/>
        </draw:line>
        <draw:frame draw:style-name="gr13" draw:text-style-name="P8" draw:layer="layout" svg:width="2.3cm" svg:height="1.673cm" svg:x="0.2cm" svg:y="4.1cm">
          <draw:text-box>
            <text:p text:style-name="P4"><text:span text:style-name="T1">Front</text:span></text:p>
            <text:p text:style-name="P4"><text:span text:style-name="T1">overhang</text:span></text:p>
          </draw:text-box>
        </draw:frame>
        <draw:frame draw:style-name="gr14" draw:text-style-name="P5" draw:layer="layout" svg:width="4.1cm" svg:height="1.199cm" svg:x="6.2cm" svg:y="4.7cm">
          <draw:text-box>
            <text:p><text:span text:style-name="T1">Max load height</text:span></text:p>
            <text:p><text:span text:style-name="T1"/></text:p>
          </draw:text-box>
        </draw:frame>
        <draw:line draw:style-name="gr8" draw:text-style-name="P4" draw:layer="layout" svg:x1="1.1cm" svg:y1="5.5cm" svg:x2="5.3cm" svg:y2="5.5cm">
          <text:p/>
        </draw:line>
        <draw:frame draw:style-name="gr10" draw:text-style-name="P5" draw:layer="layout" svg:width="3.3cm" svg:height="0.725cm" svg:x="1.6cm" svg:y="5.6cm">
          <draw:text-box>
            <text:p><text:span text:style-name="T1">Vehicle length</text:span></text:p>
          </draw:text-box>
        </draw:frame>
      </draw:page>
      <draw:page draw:name="page3" draw:style-name="dp1" draw:master-page-name="Default">
        <draw:path draw:style-name="gr1" draw:text-style-name="P1" draw:layer="layout" svg:width="3.198cm" svg:height="1.635cm" svg:x="1.3cm" svg:y="1.782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3.842cm" svg:y="3.115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517cm" svg:y="3.114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275cm" svg:y="3.113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389cm" svg:y="1.695cm" svg:viewBox="0 0 3091 1331" draw:points="1545,1331 0,1331 0,0 3091,0 3091,1331">
          <text:p/>
        </draw:polygon>
        <draw:line draw:style-name="gr8" draw:text-style-name="P4" draw:layer="layout" svg:x1="2.38cm" svg:y1="0.8cm" svg:x2="5.48cm" svg:y2="0.8cm">
          <text:p/>
        </draw:line>
        <draw:frame draw:style-name="gr9" draw:text-style-name="P5" draw:layer="layout" svg:width="4.1cm" svg:height="1cm" svg:x="2.58cm" svg:y="0cm">
          <draw:text-box>
            <text:p><text:span text:style-name="T1">Load length</text:span></text:p>
          </draw:text-box>
        </draw:frame>
        <draw:line draw:style-name="gr8" draw:text-style-name="P4" draw:layer="layout" svg:x1="6.08cm" svg:y1="1.7cm" svg:x2="6.079cm" svg:y2="3.049cm">
          <text:p/>
        </draw:line>
        <draw:frame draw:style-name="gr10" draw:text-style-name="P5" draw:layer="layout" svg:width="3.62cm" svg:height="0.725cm" svg:x="6.18cm" svg:y="1.672cm">
          <draw:text-box>
            <text:p><text:span text:style-name="T1">Max load height</text:span></text:p>
          </draw:text-box>
        </draw:frame>
        <draw:line draw:style-name="gr11" draw:text-style-name="P6" draw:layer="layout" svg:x1="2.38cm" svg:y1="0.672cm" svg:x2="2.38cm" svg:y2="1.972cm">
          <text:p/>
        </draw:line>
        <draw:line draw:style-name="gr15" draw:text-style-name="P7" draw:layer="layout" svg:x1="7.28cm" svg:y1="1.672cm" svg:x2="5.48cm" svg:y2="1.672cm">
          <text:p/>
        </draw:line>
        <draw:line draw:style-name="gr16" draw:text-style-name="P7" draw:layer="layout" svg:x1="7.28cm" svg:y1="3.026cm" svg:x2="5.48cm" svg:y2="3.026cm">
          <text:p/>
        </draw:line>
        <draw:line draw:style-name="gr11" draw:text-style-name="P6" draw:layer="layout" svg:x1="5.48cm" svg:y1="0.672cm" svg:x2="5.48cm" svg:y2="1.972cm">
          <text:p/>
        </draw:line>
        <draw:polygon draw:style-name="gr1" draw:text-style-name="P1" draw:layer="layout" svg:width="3.09cm" svg:height="1.33cm" svg:x="3.1cm" svg:y="4.201cm" svg:viewBox="0 0 3091 1331" draw:points="1545,1331 0,1331 0,0 3091,0 3091,1331">
          <text:p/>
        </draw:polygon>
        <draw:custom-shape draw:style-name="gr17" draw:text-style-name="P4" draw:layer="layout" svg:width="3.003cm" svg:height="0.967cm" svg:x="3.138cm" svg:y="4.527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polygon draw:style-name="gr1" draw:text-style-name="P1" draw:layer="layout" svg:width="3.09cm" svg:height="1.33cm" svg:x="3.101cm" svg:y="6.201cm" svg:viewBox="0 0 3091 1331" draw:points="1545,1331 0,1331 0,0 3091,0 3091,1331">
          <text:p/>
        </draw:polygon>
        <draw:custom-shape draw:style-name="gr18" draw:text-style-name="P4" draw:layer="layout" svg:width="3.016cm" svg:height="0.993cm" svg:x="3.138cm" svg:y="6.5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cm" svg:height="0.725cm" svg:x="3.3cm" svg:y="3.576cm">
          <draw:text-box>
            <text:p><text:span text:style-name="T1">Triangular</text:span></text:p>
          </draw:text-box>
        </draw:frame>
        <draw:frame draw:style-name="gr10" draw:text-style-name="P5" draw:layer="layout" svg:width="3.3cm" svg:height="0.725cm" svg:x="3.2cm" svg:y="5.576cm">
          <draw:text-box>
            <text:p><text:span text:style-name="T1">Rectangular</text:span></text:p>
          </draw:text-box>
        </draw:frame>
        <draw:line draw:style-name="gr19" draw:text-style-name="P7" draw:layer="layout" svg:x1="3.1cm" svg:y1="7.542cm" svg:x2="2.435cm" svg:y2="7.542cm">
          <text:p/>
        </draw:line>
        <draw:line draw:style-name="gr20" draw:text-style-name="P7" draw:layer="layout" svg:x1="3.1cm" svg:y1="6.5cm" svg:x2="2.435cm" svg:y2="6.5cm">
          <text:p/>
        </draw:line>
        <draw:frame draw:style-name="gr10" draw:text-style-name="P5" draw:layer="layout" svg:width="2.5cm" svg:height="0.725cm" svg:x="-0.1cm" svg:y="5.6cm">
          <draw:text-box>
            <text:p><text:span text:style-name="T1">Height (%)</text:span></text:p>
          </draw:text-box>
        </draw:frame>
        <draw:line draw:style-name="gr21" draw:text-style-name="P6" draw:layer="layout" svg:x1="4.2cm" svg:y1="5.101cm" svg:x2="6.8cm" svg:y2="6cm">
          <text:p/>
        </draw:line>
        <draw:line draw:style-name="gr21" draw:text-style-name="P6" draw:layer="layout" svg:x1="5.5cm" svg:y1="7.201cm" svg:x2="6.8cm" svg:y2="6cm">
          <text:p/>
        </draw:line>
        <draw:frame draw:style-name="gr14" draw:text-style-name="P5" draw:layer="layout" svg:width="3.52cm" svg:height="1.199cm" svg:x="6.7cm" svg:y="5.3cm">
          <draw:text-box>
            <text:p><text:span text:style-name="T1">Mass, m/m_max (%)</text:span></text:p>
          </draw:text-box>
        </draw:frame>
        <draw:line draw:style-name="gr8" draw:text-style-name="P4" draw:layer="layout" svg:x1="2.7cm" svg:y1="6.5cm" svg:x2="2.7cm" svg:y2="7.549cm">
          <text:p/>
        </draw:line>
        <draw:line draw:style-name="gr22" draw:text-style-name="P7" draw:layer="layout" svg:x1="3.1cm" svg:y1="5.542cm" svg:x2="2.435cm" svg:y2="5.542cm">
          <text:p/>
        </draw:line>
        <draw:line draw:style-name="gr23" draw:text-style-name="P7" draw:layer="layout" svg:x1="3.1cm" svg:y1="4.5cm" svg:x2="2.435cm" svg:y2="4.5cm">
          <text:p/>
        </draw:line>
        <draw:line draw:style-name="gr8" draw:text-style-name="P4" draw:layer="layout" svg:x1="2.7cm" svg:y1="4.5cm" svg:x2="2.7cm" svg:y2="5.549cm">
          <text:p/>
        </draw:line>
        <draw:line draw:style-name="gr21" draw:text-style-name="P6" draw:layer="layout" svg:x1="1.7cm" svg:y1="5.7cm" svg:x2="2.6cm" svg:y2="5cm">
          <text:p/>
        </draw:line>
        <draw:line draw:style-name="gr21" draw:text-style-name="P6" draw:layer="layout" svg:x1="1.7cm" svg:y1="6.2cm" svg:x2="2.6cm" svg:y2="7cm">
          <text:p/>
        </draw:line>
        <draw:g>
          <draw:custom-shape draw:style-name="gr24" draw:text-style-name="P9" draw:layer="layout" svg:width="0.401cm" svg:height="0.401cm" svg:x="3.699cm" svg:y="2.172cm">
            <text:p/>
            <draw:enhanced-geometry draw:glue-point-type="segments" draw:type="mso-spt100" draw:modifiers="-90 179.95229328370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4" draw:text-style-name="P9" draw:layer="layout" svg:width="0.401cm" svg:height="0.401cm" svg:x="3.699cm" svg:y="2.172cm">
            <text:p/>
            <draw:enhanced-geometry draw:glue-point-type="segments" draw:type="mso-spt100" draw:modifiers="90.2405350248268 -0.047946247815029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5" draw:text-style-name="P6" draw:layer="layout" svg:width="0.401cm" svg:height="0.401cm" svg:x="3.699cm" svg:y="2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4" draw:layer="layout" svg:x1="2.38cm" svg:y1="1.305cm" svg:x2="3.88cm" svg:y2="1.305cm">
          <text:p/>
        </draw:line>
        <draw:line draw:style-name="gr26" draw:text-style-name="P4" draw:layer="layout" svg:x1="6.689cm" svg:y1="3.026cm" svg:x2="6.7cm" svg:y2="2.372cm">
          <text:p/>
        </draw:line>
        <draw:line draw:style-name="gr27" draw:text-style-name="P7" draw:layer="layout" svg:x1="6.9cm" svg:y1="2.372cm" svg:x2="4.1cm" svg:y2="2.372cm">
          <text:p/>
        </draw:line>
        <draw:frame draw:style-name="gr10" draw:text-style-name="P5" draw:layer="layout" svg:width="3.62cm" svg:height="0.725cm" svg:x="6.68cm" svg:y="2.347cm">
          <draw:text-box>
            <text:p><text:span text:style-name="T1">C.g. z pos</text:span></text:p>
          </draw:text-box>
        </draw:frame>
        <draw:line draw:style-name="gr11" draw:text-style-name="P6" draw:layer="layout" svg:x1="3.9cm" svg:y1="1.2cm" svg:x2="3.9cm" svg:y2="2.2cm">
          <text:p/>
        </draw:line>
        <draw:frame draw:style-name="gr10" draw:text-style-name="P5" draw:layer="layout" svg:width="3.62cm" svg:height="0.725cm" svg:x="0.1cm" svg:y="0.975cm">
          <draw:text-box>
            <text:p><text:span text:style-name="T1">C.g. x pos</text:span></text:p>
          </draw:text-box>
        </draw:frame>
      </draw:page>
      <draw:page draw:name="page4" draw:style-name="dp1" draw:master-page-name="Default">
        <draw:path draw:style-name="gr1" draw:text-style-name="P1" draw:layer="layout" svg:width="4.514cm" svg:height="2.309cm" svg:x="2.6cm" svg:y="0.923cm" svg:viewBox="0 0 4515 2310" svg:d="M4515 2310l-34-414-180-128h-2878v-1756c0 0-104-27-801 0-697 25-619 1059-619 1911v361">
          <text:p/>
        </draw:path>
        <draw:path draw:style-name="gr28" draw:text-style-name="P1" draw:layer="layout" svg:width="0.542cm" svg:height="0.542cm" svg:x="6.188cm" svg:y="2.804cm" svg:viewBox="0 0 543 543" svg:d="M543 272c0 50-11 92-35 136-25 44-56 75-100 100-44 24-86 35-136 35s-93-11-136-35c-43-25-74-56-99-100-26-44-37-86-37-136s11-93 37-136c25-43 56-74 99-99 43-26 86-37 136-37s92 11 136 37c44 25 75 56 100 99 24 43 35 86 35 136z">
          <text:p/>
        </draw:path>
        <draw:path draw:style-name="gr28" draw:text-style-name="P1" draw:layer="layout" svg:width="0.542cm" svg:height="0.542cm" svg:x="2.906cm" svg:y="2.803cm" svg:viewBox="0 0 543 543" svg:d="M543 272c0 50-11 92-35 136-25 44-56 75-100 100-44 24-86 35-136 35s-93-11-136-35c-43-25-74-56-99-100-26-44-37-86-37-136s11-93 37-136c25-43 56-74 99-99 43-26 86-37 136-37s92 11 136 37c44 25 75 56 100 99 24 43 35 86 35 136z">
          <text:p/>
        </draw:path>
        <draw:path draw:style-name="gr28" draw:text-style-name="P1" draw:layer="layout" svg:width="0.542cm" svg:height="0.542cm" svg:x="5.388cm" svg:y="2.801cm" svg:viewBox="0 0 543 543" svg:d="M543 272c0 50-11 92-35 136-25 44-56 75-100 100-44 24-86 35-136 35s-93-11-136-35c-43-25-74-56-99-100-26-44-37-86-37-136s11-93 37-136c25-43 56-74 99-99 43-26 86-37 136-37s92 11 136 37c44 25 75 56 100 99 24 43 35 86 35 136z">
          <text:p/>
        </draw:path>
        <draw:line draw:style-name="gr11" draw:text-style-name="P6" draw:layer="layout" svg:x1="9.4cm" svg:y1="0.171cm" svg:x2="9.4cm" svg:y2="1.2cm">
          <text:p/>
        </draw:line>
        <draw:custom-shape draw:style-name="gr29" draw:text-style-name="P10" draw:layer="layout" svg:width="1.4cm" svg:height="2.3cm" svg:x="2.6cm" svg:y="0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1cm" svg:height="0.5cm" svg:x="4cm" svg:y="2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.4cm" svg:height="2.3cm" svg:x="2.6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1cm" svg:height="0.5cm" svg:x="4cm" svg:y="5.8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ath draw:style-name="gr1" draw:text-style-name="P1" draw:layer="layout" svg:width="3.198cm" svg:height="1.635cm" svg:x="1.12cm" svg:y="2.257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3.662cm" svg:y="3.5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1.337cm" svg:y="3.5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3.095cm" svg:y="3.58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2.209cm" svg:y="2.17cm" svg:viewBox="0 0 3091 1331" draw:points="1545,1331 0,1331 0,0 3091,0 3091,1331">
          <text:p/>
        </draw:polygon>
        <draw:path draw:style-name="gr4" draw:text-style-name="P2" draw:layer="layout" svg:width="0.085cm" svg:height="0.085cm" svg:x="4.927cm" svg:y="3.654cm" svg:viewBox="0 0 86 86" svg:d="M86 43c0 24-19 43-43 43s-43-19-43-43 19-43 43-43 43 19 43 43z">
          <text:p/>
        </draw:path>
        <draw:polyline draw:style-name="gr7" draw:text-style-name="P3" draw:layer="layout" svg:width="0.199cm" svg:height="0.199cm" draw:transform="rotate (-1.5707963267949) translate (4.939cm 3.495cm)" svg:viewBox="0 0 200 200" draw:points="0,200 100,200 200,200 200,0">
          <text:p/>
        </draw:polyline>
        <draw:line draw:style-name="gr8" draw:text-style-name="P4" draw:layer="layout" svg:x1="2.2cm" svg:y1="1.8cm" svg:x2="5.3cm" svg:y2="1.8cm">
          <text:p/>
        </draw:line>
        <draw:frame draw:style-name="gr9" draw:text-style-name="P5" draw:layer="layout" svg:width="4.1cm" svg:height="1cm" svg:x="2.4cm" svg:y="1cm">
          <draw:text-box>
            <text:p><text:span text:style-name="T1">Load length</text:span></text:p>
          </draw:text-box>
        </draw:frame>
        <draw:line draw:style-name="gr8" draw:text-style-name="P4" draw:layer="layout" svg:x1="5.9cm" svg:y1="2.175cm" svg:x2="5.9cm" svg:y2="4.02cm">
          <text:p/>
        </draw:line>
        <draw:frame draw:style-name="gr10" draw:text-style-name="P5" draw:layer="layout" svg:width="3.3cm" svg:height="0.725cm" svg:x="6cm" svg:y="2.475cm">
          <draw:text-box>
            <text:p><text:span text:style-name="T1">Vehicle height</text:span></text:p>
          </draw:text-box>
        </draw:frame>
        <draw:line draw:style-name="gr11" draw:text-style-name="P6" draw:layer="layout" svg:x1="3.852cm" svg:y1="3.575cm" svg:x2="3.852cm" svg:y2="6.6cm">
          <text:p/>
        </draw:line>
        <draw:line draw:style-name="gr11" draw:text-style-name="P6" draw:layer="layout" svg:x1="2.2cm" svg:y1="0.875cm" svg:x2="2.2cm" svg:y2="2.175cm">
          <text:p/>
        </draw:line>
        <draw:line draw:style-name="gr11" draw:text-style-name="P6" draw:layer="layout" svg:x1="5.3cm" svg:y1="0.4cm" svg:x2="5.3cm" svg:y2="4.575cm">
          <text:p/>
        </draw:line>
        <draw:line draw:style-name="gr8" draw:text-style-name="P4" draw:layer="layout" svg:x1="3.852cm" svg:y1="4.341cm" svg:x2="5.3cm" svg:y2="4.341cm">
          <text:p/>
        </draw:line>
        <draw:frame draw:style-name="gr9" draw:text-style-name="P5" draw:layer="layout" svg:width="4.1cm" svg:height="1cm" svg:x="4.1cm" svg:y="4.6cm">
          <draw:text-box>
            <text:p><text:span text:style-name="T1">Rear overhang</text:span></text:p>
          </draw:text-box>
        </draw:frame>
        <draw:line draw:style-name="gr11" draw:text-style-name="P6" draw:layer="layout" svg:x1="7.1cm" svg:y1="4.006cm" svg:x2="1.078cm" svg:y2="4.006cm">
          <text:p/>
        </draw:line>
        <draw:line draw:style-name="gr31" draw:text-style-name="P7" draw:layer="layout" svg:x1="7.1cm" svg:y1="2.147cm" svg:x2="5.3cm" svg:y2="2.147cm">
          <text:p/>
        </draw:line>
        <draw:line draw:style-name="gr11" draw:text-style-name="P6" draw:layer="layout" svg:x1="1.53cm" svg:y1="3.575cm" svg:x2="1.53cm" svg:y2="6.6cm">
          <text:p/>
        </draw:line>
        <draw:line draw:style-name="gr11" draw:text-style-name="P6" draw:layer="layout" svg:x1="1.1cm" svg:y1="4.6cm" svg:x2="1.1cm" svg:y2="0.4cm">
          <text:p/>
        </draw:line>
        <draw:frame draw:style-name="gr13" draw:text-style-name="P8" draw:layer="layout" svg:width="2.3cm" svg:height="1.673cm" svg:x="0.2cm" svg:y="4.575cm">
          <draw:text-box>
            <text:p text:style-name="P4"><text:span text:style-name="T1">Front</text:span></text:p>
            <text:p text:style-name="P4"><text:span text:style-name="T1">overhang</text:span></text:p>
          </draw:text-box>
        </draw:frame>
        <draw:line draw:style-name="gr32" draw:text-style-name="P4" draw:layer="layout" svg:x1="1.53cm" svg:y1="5.975cm" svg:x2="3.3cm" svg:y2="5.975cm">
          <text:p/>
        </draw:line>
        <draw:frame draw:style-name="gr10" draw:text-style-name="P5" draw:layer="layout" svg:width="3.3cm" svg:height="0.725cm" svg:x="1.7cm" svg:y="0.175cm">
          <draw:text-box>
            <text:p><text:span text:style-name="T1">Vehicle length</text:span></text:p>
          </draw:text-box>
        </draw:frame>
        <draw:line draw:style-name="gr11" draw:text-style-name="P6" draw:layer="layout" svg:x1="3.283cm" svg:y1="3.575cm" svg:x2="3.283cm" svg:y2="6.6cm">
          <text:p/>
        </draw:line>
        <draw:line draw:style-name="gr32" draw:text-style-name="P4" draw:layer="layout" svg:x1="1.53cm" svg:y1="6.4cm" svg:x2="3.852cm" svg:y2="6.4cm">
          <text:p/>
        </draw:line>
        <draw:line draw:style-name="gr8" draw:text-style-name="P4" draw:layer="layout" svg:x1="1.1cm" svg:y1="4.341cm" svg:x2="1.5cm" svg:y2="4.341cm">
          <text:p/>
        </draw:line>
        <draw:frame draw:style-name="gr9" draw:text-style-name="P5" draw:layer="layout" svg:width="4.1cm" svg:height="1cm" svg:x="1.5cm" svg:y="6.7cm">
          <draw:text-box>
            <text:p><text:span text:style-name="T1">Axle positions</text:span></text:p>
          </draw:text-box>
        </draw:frame>
      </draw:page>
      <draw:page draw:name="page6" draw:style-name="dp1" draw:master-page-name="Default">
        <draw:path draw:style-name="gr1" draw:text-style-name="P1" draw:layer="layout" svg:width="3.198cm" svg:height="1.635cm" svg:x="0.42cm" svg:y="0.557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2.962cm" svg:y="1.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0.637cm" svg:y="1.8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2.395cm" svg:y="1.88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olygon draw:style-name="gr1" draw:text-style-name="P1" draw:layer="layout" svg:width="3.09cm" svg:height="1.33cm" svg:x="1.509cm" svg:y="0.47cm" svg:viewBox="0 0 3091 1331" draw:points="1545,1331 0,1331 0,0 3091,0 3091,1331">
          <text:p/>
        </draw:polygon>
        <draw:path draw:style-name="gr4" draw:text-style-name="P2" draw:layer="layout" svg:width="0.085cm" svg:height="0.085cm" svg:x="4.227cm" svg:y="1.954cm" svg:viewBox="0 0 86 86" svg:d="M86 43c0 24-19 43-43 43s-43-19-43-43 19-43 43-43 43 19 43 43z">
          <text:p/>
        </draw:path>
        <draw:polyline draw:style-name="gr7" draw:text-style-name="P3" draw:layer="layout" svg:width="0.199cm" svg:height="0.199cm" draw:transform="rotate (-1.5707963267949) translate (4.239cm 1.795cm)" svg:viewBox="0 0 200 200" draw:points="0,200 100,200 200,200 200,0">
          <text:p/>
        </draw:polyline>
        <draw:line draw:style-name="gr11" draw:text-style-name="P6" draw:layer="layout" svg:x1="5.89cm" svg:y1="3.1cm" svg:x2="5.89cm" svg:y2="2.1cm">
          <text:p/>
        </draw:line>
        <draw:line draw:style-name="gr32" draw:text-style-name="P4" draw:layer="layout" svg:x1="0.4cm" svg:y1="2.7cm" svg:x2="4.3cm" svg:y2="2.7cm">
          <text:p/>
        </draw:line>
        <draw:frame draw:style-name="gr14" draw:text-style-name="P5" draw:layer="layout" svg:width="4.8cm" svg:height="1.199cm" svg:x="2.9cm" svg:y="3.101cm">
          <draw:text-box>
            <text:p text:style-name="P11"><text:span text:style-name="T1">Rear coupling position</text:span></text:p>
          </draw:text-box>
        </draw:frame>
        <draw:line draw:style-name="gr11" draw:text-style-name="P6" draw:layer="layout" svg:x1="4.283cm" svg:y1="1.875cm" svg:x2="4.283cm" svg:y2="3.1cm">
          <text:p/>
        </draw:line>
        <draw:path draw:style-name="gr1" draw:text-style-name="P1" draw:layer="layout" svg:width="3.198cm" svg:height="1.635cm" svg:x="5.901cm" svg:y="0.557cm" svg:viewBox="0 0 3199 1636" svg:d="M3199 1636l-24-293-128-91h-2039v-1244c0 0-73-19-567 0-494 18-439 750-439 1354v256">
          <text:p/>
        </draw:path>
        <draw:path draw:style-name="gr2" draw:text-style-name="P1" draw:layer="layout" svg:width="0.384cm" svg:height="0.384cm" svg:x="8.443cm" svg:y="1.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6.118cm" svg:y="1.889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7.876cm" svg:y="1.888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line draw:style-name="gr7" draw:text-style-name="P3" draw:layer="layout" svg:x1="8.1cm" svg:y1="1.7cm" svg:x2="8.5cm" svg:y2="1.7cm">
          <text:p/>
        </draw:line>
        <draw:line draw:style-name="gr11" draw:text-style-name="P6" draw:layer="layout" svg:x1="8.3cm" svg:y1="1.875cm" svg:x2="8.3cm" svg:y2="3.1cm">
          <text:p/>
        </draw:line>
        <draw:line draw:style-name="gr11" draw:text-style-name="P6" draw:layer="layout" svg:x1="0.4cm" svg:y1="3cm" svg:x2="0.4cm" svg:y2="2cm">
          <text:p/>
        </draw:line>
        <draw:line draw:style-name="gr32" draw:text-style-name="P4" draw:layer="layout" svg:x1="5.9cm" svg:y1="2.7cm" svg:x2="8.3cm" svg:y2="2.7cm">
          <text:p/>
        </draw:line>
        <draw:path draw:style-name="gr2" draw:text-style-name="P1" draw:layer="layout" svg:width="0.384cm" svg:height="0.384cm" svg:x="3.442cm" svg:y="5.91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026cm" svg:y="5.912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2" draw:text-style-name="P1" draw:layer="layout" svg:width="0.384cm" svg:height="0.384cm" svg:x="4.608cm" svg:y="5.91cm" svg:viewBox="0 0 385 385" svg:d="M385 193c0 35-8 65-25 96-18 31-40 53-71 71-31 17-61 25-96 25-36 0-66-8-97-25-30-18-52-40-70-71s-26-61-26-96c0-36 8-66 26-97 18-30 40-52 70-70 31-18 61-26 97-26 35 0 65 8 96 26s53 40 71 70c17 31 25 61 25 97z">
          <text:p/>
        </draw:path>
        <draw:path draw:style-name="gr1" draw:text-style-name="P1" draw:layer="layout" svg:width="5.062cm" svg:height="1.351cm" svg:x="0.4cm" svg:y="4.5cm" svg:viewBox="0 0 5063 1352" svg:d="M0 0h5063v1346c0 0-3272 6-3718 6s-200-97-601-97-744 0-744 0z">
          <text:p/>
        </draw:path>
        <draw:line draw:style-name="gr7" draw:text-style-name="P3" draw:layer="layout" svg:x1="0.9cm" svg:y1="5.782cm" svg:x2="0.9cm" svg:y2="5.882cm">
          <text:p/>
        </draw:line>
        <draw:line draw:style-name="gr11" draw:text-style-name="P6" draw:layer="layout" svg:x1="5.5cm" svg:y1="5.8cm" svg:x2="5.5cm" svg:y2="6.7cm">
          <text:p/>
        </draw:line>
        <draw:line draw:style-name="gr32" draw:text-style-name="P4" draw:layer="layout" svg:x1="5.5cm" svg:y1="6.5cm" svg:x2="0.9cm" svg:y2="6.5cm">
          <text:p/>
        </draw:line>
        <draw:line draw:style-name="gr11" draw:text-style-name="P6" draw:layer="layout" svg:x1="0.9cm" svg:y1="5.8cm" svg:x2="0.9cm" svg:y2="6.7cm">
          <text:p/>
        </draw:line>
        <draw:frame draw:style-name="gr14" draw:text-style-name="P5" draw:layer="layout" svg:width="4.8cm" svg:height="1.199cm" svg:x="3cm" svg:y="6.8cm">
          <draw:text-box>
            <text:p text:style-name="P11"><text:span text:style-name="T1">Front coupling pos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1T07:39:52.009000000</dc:date>
    <meta:editing-duration>P3DT13H52S</meta:editing-duration>
    <meta:editing-cycles>5</meta:editing-cycles>
    <meta:generator>LibreOffice/5.0.1.2$Windows_x86 LibreOffice_project/81898c9f5c0d43f3473ba111d7b351050be20261</meta:generator>
    <meta:document-statistic meta:object-count="223"/>
  </office:meta>
</office:document-meta>
</file>